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 Yekan" svg:font-family="'B Yekan'" style:font-pitch="variable"/>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Vazir" svg:font-family="Vazir" style:font-pitch="variable"/>
    <style:font-face style:name="sans-serif" svg:font-family="sans-serif"/>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Heading">
      <style:text-properties officeooo:rsid="000a7c50" officeooo:paragraph-rsid="000a7c50"/>
    </style:style>
    <style:style style:name="P3" style:family="paragraph" style:parent-style-name="Standard">
      <style:paragraph-properties fo:text-align="center" style:justify-single-word="false" style:writing-mode="rl-tb"/>
      <style:text-properties fo:font-size="14pt" fo:font-weight="bold" officeooo:rsid="0001051e" officeooo:paragraph-rsid="0001051e" style:font-size-asian="14pt" style:font-weight-asian="bold" style:font-name-complex="Vazir" style:font-size-complex="14pt" style:font-weight-complex="bold"/>
    </style:style>
    <style:style style:name="P4" style:family="paragraph" style:parent-style-name="Standard">
      <style:paragraph-properties fo:text-align="center" style:justify-single-word="false" fo:break-before="page" style:writing-mode="rl-tb"/>
      <style:text-properties fo:font-size="14pt" fo:font-weight="bold" officeooo:rsid="0001051e" officeooo:paragraph-rsid="0001051e" style:font-size-asian="14pt" style:font-weight-asian="bold" style:font-name-complex="Vazir" style:font-size-complex="14pt" style:font-weight-complex="bold"/>
    </style:style>
    <style:style style:name="P5" style:family="paragraph" style:parent-style-name="Standard">
      <style:paragraph-properties fo:text-align="center" style:justify-single-word="false" style:writing-mode="rl-tb"/>
      <style:text-properties fo:font-size="14pt" fo:font-weight="bold" officeooo:rsid="000984be" officeooo:paragraph-rsid="000984be" style:font-size-asian="14pt" style:font-weight-asian="bold" style:font-name-complex="Vazir" style:font-size-complex="14pt" style:font-weight-complex="bold"/>
    </style:style>
    <style:style style:name="P6" style:family="paragraph" style:parent-style-name="Standard">
      <style:paragraph-properties fo:text-align="end" style:justify-single-word="false" style:writing-mode="rl-tb"/>
      <style:text-properties fo:font-size="14pt" fo:font-weight="bold" officeooo:rsid="000984be" officeooo:paragraph-rsid="000984be" style:font-size-asian="14pt" style:font-weight-asian="bold" style:font-name-complex="Vazir" style:font-size-complex="14pt" style:font-weight-complex="bold"/>
    </style:style>
    <style:style style:name="P7" style:family="paragraph" style:parent-style-name="Standard">
      <style:paragraph-properties fo:text-align="end" style:justify-single-word="false" style:writing-mode="rl-tb"/>
      <style:text-properties officeooo:rsid="0001051e" officeooo:paragraph-rsid="0001051e" style:font-name-complex="Vazir"/>
    </style:style>
    <style:style style:name="P8" style:family="paragraph" style:parent-style-name="Standard">
      <style:paragraph-properties fo:text-align="center" style:justify-single-word="false" style:writing-mode="rl-tb"/>
      <style:text-properties officeooo:rsid="0001051e" officeooo:paragraph-rsid="0001051e" style:font-name-complex="Vazir"/>
    </style:style>
    <style:style style:name="P9" style:family="paragraph" style:parent-style-name="Standard">
      <style:paragraph-properties fo:text-align="end" style:justify-single-word="false" style:writing-mode="rl-tb"/>
      <style:text-properties officeooo:rsid="0001787c" officeooo:paragraph-rsid="0001787c" style:font-name-complex="Vazir"/>
    </style:style>
    <style:style style:name="P10" style:family="paragraph" style:parent-style-name="Standard">
      <style:paragraph-properties fo:text-align="start" style:justify-single-word="false" style:writing-mode="lr-tb"/>
      <style:text-properties officeooo:rsid="0001787c" officeooo:paragraph-rsid="00066c02" style:font-name-complex="Vazir"/>
    </style:style>
    <style:style style:name="P11" style:family="paragraph" style:parent-style-name="Standard">
      <style:paragraph-properties fo:text-align="end" style:justify-single-word="false" style:writing-mode="rl-tb"/>
      <style:text-properties officeooo:paragraph-rsid="0001787c" style:font-name-complex="Vazir"/>
    </style:style>
    <style:style style:name="P12" style:family="paragraph" style:parent-style-name="Standard">
      <style:paragraph-properties fo:text-align="end" style:justify-single-word="false" style:writing-mode="rl-tb"/>
      <style:text-properties officeooo:rsid="00031a9a" officeooo:paragraph-rsid="0001787c" style:font-name-complex="Vazir"/>
    </style:style>
    <style:style style:name="P13" style:family="paragraph" style:parent-style-name="Standard">
      <style:paragraph-properties fo:text-align="end" style:justify-single-word="false" style:writing-mode="rl-tb"/>
      <style:text-properties officeooo:rsid="00031a9a" officeooo:paragraph-rsid="00031a9a" style:font-name-complex="Vazir"/>
    </style:style>
    <style:style style:name="P14" style:family="paragraph" style:parent-style-name="Standard">
      <style:paragraph-properties fo:text-align="start" style:justify-single-word="false" style:writing-mode="lr-tb"/>
      <style:text-properties officeooo:rsid="00031a9a" officeooo:paragraph-rsid="00031a9a" style:font-name-complex="Vazir"/>
    </style:style>
    <style:style style:name="P15" style:family="paragraph" style:parent-style-name="Standard">
      <style:paragraph-properties fo:text-align="end" style:justify-single-word="false" style:writing-mode="rl-tb"/>
      <style:text-properties officeooo:rsid="00066c02" officeooo:paragraph-rsid="00066c02" style:font-name-complex="Vazir"/>
    </style:style>
    <style:style style:name="P16" style:family="paragraph" style:parent-style-name="Standard">
      <style:paragraph-properties fo:text-align="justify" style:justify-single-word="false" style:writing-mode="rl-tb"/>
      <style:text-properties officeooo:rsid="00066c02" officeooo:paragraph-rsid="00066c02" style:font-name-complex="Vazir"/>
    </style:style>
    <style:style style:name="P17" style:family="paragraph" style:parent-style-name="Standard">
      <style:paragraph-properties fo:text-align="end" style:justify-single-word="false" style:writing-mode="rl-tb"/>
      <style:text-properties officeooo:rsid="000762d4" officeooo:paragraph-rsid="000762d4" style:font-name-complex="Vazir"/>
    </style:style>
    <style:style style:name="P18" style:family="paragraph" style:parent-style-name="Standard">
      <style:paragraph-properties fo:text-align="justify" style:justify-single-word="false" style:writing-mode="rl-tb"/>
      <style:text-properties officeooo:rsid="000762d4" officeooo:paragraph-rsid="000762d4" style:font-name-complex="Vazir"/>
    </style:style>
    <style:style style:name="P19" style:family="paragraph" style:parent-style-name="Standard">
      <style:paragraph-properties fo:text-align="end" style:justify-single-word="false" style:writing-mode="rl-tb"/>
      <style:text-properties officeooo:rsid="00080dec" officeooo:paragraph-rsid="00080dec" style:font-name-complex="Vazir"/>
    </style:style>
    <style:style style:name="P20" style:family="paragraph" style:parent-style-name="Standard">
      <style:paragraph-properties fo:text-align="justify" style:justify-single-word="false" style:writing-mode="rl-tb"/>
      <style:text-properties officeooo:rsid="00080dec" officeooo:paragraph-rsid="00080dec" style:font-name-complex="Vazir"/>
    </style:style>
    <style:style style:name="P21" style:family="paragraph" style:parent-style-name="Standard">
      <style:paragraph-properties fo:text-align="justify" style:justify-single-word="false" style:writing-mode="rl-tb"/>
      <style:text-properties officeooo:rsid="000984be" officeooo:paragraph-rsid="000984be" style:font-name-complex="Vazir"/>
    </style:style>
    <style:style style:name="P22" style:family="paragraph" style:parent-style-name="Standard">
      <style:paragraph-properties fo:text-align="end" style:justify-single-word="false" style:writing-mode="rl-tb"/>
      <style:text-properties officeooo:rsid="000a50e6" officeooo:paragraph-rsid="000a50e6" style:font-name-complex="Vazir"/>
    </style:style>
    <style:style style:name="P23" style:family="paragraph" style:parent-style-name="Standard">
      <style:paragraph-properties fo:text-align="justify" style:justify-single-word="false" style:writing-mode="rl-tb"/>
      <style:text-properties officeooo:rsid="000a50e6" officeooo:paragraph-rsid="000a50e6" style:font-name-complex="Vazir"/>
    </style:style>
    <style:style style:name="P24" style:family="paragraph" style:parent-style-name="Standard">
      <style:paragraph-properties fo:text-align="justify" style:justify-single-word="false" style:writing-mode="rl-tb"/>
      <style:text-properties officeooo:rsid="000da219" officeooo:paragraph-rsid="00080dec" style:font-name-complex="Vazir"/>
    </style:style>
    <style:style style:name="P25" style:family="paragraph" style:parent-style-name="Heading_20_1">
      <style:paragraph-properties fo:text-align="end" style:justify-single-word="false" fo:break-before="page" style:writing-mode="rl-tb"/>
      <style:text-properties fo:font-size="14pt" fo:font-weight="normal" style:font-size-asian="14pt" style:font-weight-asian="normal" style:font-name-complex="B Yekan" style:font-size-complex="14pt" style:font-weight-complex="normal"/>
    </style:style>
    <style:style style:name="P26" style:family="paragraph" style:parent-style-name="Heading_20_1">
      <style:paragraph-properties fo:text-align="end" style:justify-single-word="false" fo:break-before="page"/>
      <style:text-properties fo:font-size="14pt" fo:font-weight="normal" style:font-size-asian="14pt" style:font-weight-asian="normal" style:font-name-complex="B Yekan" style:font-size-complex="14pt" style:font-weight-complex="normal"/>
    </style:style>
    <style:style style:name="P27" style:family="paragraph" style:parent-style-name="Heading_20_1">
      <style:paragraph-properties fo:text-align="end" style:justify-single-word="false"/>
      <style:text-properties fo:font-size="14pt" fo:font-weight="normal" style:font-size-asian="14pt" style:font-weight-asian="normal" style:font-name-complex="B Yekan" style:font-size-complex="14pt" style:font-weight-complex="normal"/>
    </style:style>
    <style:style style:name="P28" style:family="paragraph" style:parent-style-name="Heading_20_1">
      <style:paragraph-properties fo:text-align="end" style:justify-single-word="false" fo:break-before="page"/>
      <style:text-properties fo:font-size="14pt" fo:font-style="normal" fo:font-weight="normal" style:font-size-asian="14pt" style:font-style-asian="normal" style:font-weight-asian="normal" style:font-name-complex="B Yekan" style:font-size-complex="14pt" style:font-style-complex="normal" style:font-weight-complex="normal"/>
    </style:style>
    <style:style style:name="P29" style:family="paragraph" style:parent-style-name="Standard">
      <style:paragraph-properties fo:text-align="justify" style:justify-single-word="false" style:writing-mode="rl-tb"/>
      <style:text-properties officeooo:rsid="000762d4" officeooo:paragraph-rsid="000762d4" style:font-name-complex="Vazir"/>
    </style:style>
    <style:style style:name="P30" style:family="paragraph" style:parent-style-name="Standard">
      <style:paragraph-properties fo:text-align="justify" style:justify-single-word="false" style:writing-mode="rl-tb"/>
      <style:text-properties officeooo:rsid="0010dcd4" officeooo:paragraph-rsid="0010dcd4" style:font-name-complex="Vazir"/>
    </style:style>
    <style:style style:name="T1" style:family="text">
      <style:text-properties officeooo:rsid="0001787c"/>
    </style:style>
    <style:style style:name="T2" style:family="text">
      <style:text-properties style:font-name="sans-serif"/>
    </style:style>
    <style:style style:name="T3" style:family="text">
      <style:text-properties officeooo:rsid="0004fe24"/>
    </style:style>
    <style:style style:name="T4" style:family="text">
      <style:text-properties officeooo:rsid="000762d4"/>
    </style:style>
    <style:style style:name="T5" style:family="text">
      <style:text-properties officeooo:rsid="00080dec"/>
    </style:style>
    <style:style style:name="T6" style:family="text">
      <style:text-properties officeooo:rsid="000984be"/>
    </style:style>
    <style:style style:name="T7" style:family="text">
      <style:text-properties officeooo:rsid="000a7c50"/>
    </style:style>
    <style:style style:name="T8" style:family="text">
      <style:text-properties officeooo:rsid="000bf771"/>
    </style:style>
    <style:style style:name="T9" style:family="text">
      <style:text-properties officeooo:rsid="000f2715"/>
    </style:style>
    <style:style style:name="T10" style:family="text">
      <style:text-properties officeooo:rsid="001239d7"/>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مستندات پروژه ارزیابی استخدام شرکت پاراف</text:p>
      <text:p text:style-name="P7"/>
      <text:p text:style-name="P7"/>
      <text:p text:style-name="P8"/>
      <text:p text:style-name="P3">تحلیل و پیاده‌سازی سیستم ذخیره اطلاعات معاملات <text:span text:style-name="T6">سهام</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فهرست</text:p>
          </text:index-title>
          <text:p text:style-name="P1"><text:a xlink:type="simple" xlink:href="#__RefHeading___Toc696_3995707352" text:style-name="Index_20_Link" text:visited-style-name="Index_20_Link">مقدمه<text:tab/>3</text:a></text:p>
          <text:p text:style-name="P1"><text:a xlink:type="simple" xlink:href="#__RefHeading___Toc698_3995707352" text:style-name="Index_20_Link" text:visited-style-name="Index_20_Link">تحلیل و طراحی دیتابیس<text:tab/>4</text:a></text:p>
          <text:p text:style-name="P1"><text:a xlink:type="simple" xlink:href="#__RefHeading___Toc700_3995707352" text:style-name="Index_20_Link" text:visited-style-name="Index_20_Link">پیاده‌سازی<text:tab/>4</text:a></text:p>
          <text:p text:style-name="P1"><text:a xlink:type="simple" xlink:href="#__RefHeading___Toc702_3995707352" text:style-name="Index_20_Link" text:visited-style-name="Index_20_Link">دریافت و ثبت اطلاعات<text:tab/>5</text:a></text:p>
          <text:p text:style-name="P1"><text:a xlink:type="simple" xlink:href="#__RefHeading___Toc704_3995707352" text:style-name="Index_20_Link" text:visited-style-name="Index_20_Link">مخزن داده‌ها<text:tab/>5</text:a></text:p>
          <text:p text:style-name="P1"><text:a xlink:type="simple" xlink:href="#__RefHeading___Toc706_3995707352" text:style-name="Index_20_Link" text:visited-style-name="Index_20_Link">کارگر<text:tab/>5</text:a></text:p>
        </text:index-body>
      </text:table-of-content>
      <text:p text:style-name="P5"/>
      <text:p text:style-name="P6"/>
      <text:p text:style-name="P7"/>
      <text:p text:style-name="P7"/>
      <text:h text:style-name="P25" text:outline-level="1"><text:bookmark-start text:name="__RefHeading___Toc696_3995707352"/>مقدمه<text:bookmark-end text:name="__RefHeading___Toc696_3995707352"/></text:h>
      <text:p text:style-name="P9"/>
      <text:p text:style-name="P9">نیازمندی پروژه به شرح زیر می‌باشد:</text:p>
      <text:p text:style-name="P9"><text:bookmark text:name="page3R_mcid0"/>پروژه <text:span text:style-name="T2">:</text:span><text:bookmark text:name="page3R_mcid4"/><text:bookmark text:name="page3R_mcid3"/><text:bookmark text:name="page3R_mcid2"/><text:bookmark text:name="page3R_mcid1"/><text:line-break/><text:span text:style-name="T2">۱- </text:span>طراحی دیتابیس بهینه براساس آیتم های فایل اکسل<text:bookmark text:name="page3R_mcid8"/><text:bookmark text:name="page3R_mcid7"/><text:bookmark text:name="page3R_mcid6"/><text:line-break/><text:span text:style-name="T2">۲- </text:span>پیاده سازی با فریم‌ورک لاراول<text:bookmark text:name="page3R_mcid12"/><text:bookmark text:name="page3R_mcid11"/><text:bookmark text:name="page3R_mcid10"/><text:line-break/><text:span text:style-name="T2">۳- </text:span>فرم برای دریافت فایل اکسل از لینک ارائه شده ، خواندن و ذخیره سازی اطلاعات در دیتابیس<text:bookmark text:name="page3R_mcid16"/><text:bookmark text:name="page3R_mcid15"/><text:bookmark text:name="page3R_mcid14"/><text:line-break/><text:span text:style-name="T2">۴- </text:span>ایجاد یک گزارش ساده از اطلاعات و پیاده سازی راه کاری برای افزایش سرعت پاسخگویی به درخواست های مشابه و کاهش ارجاع به دیتابیس<text:bookmark text:name="page3R_mcid20"/><text:bookmark text:name="page3R_mcid19"/><text:bookmark text:name="page3R_mcid18"/><text:line-break/><text:span text:style-name="T2">۵- </text:span>فراخوانی وب سرویس لاگ بعد از اتمام عملیات دانلود و ثبت در دیتابیس جهت اعلام وضعیت تعداد رکورد های ثبت شده و تعداد رکوردها<text:span text:style-name="T6">ی </text:span>دارای خطا<text:bookmark text:name="page3R_mcid24"/><text:bookmark text:name="page3R_mcid23"/><text:bookmark text:name="page3R_mcid22"/><text:line-break/><text:span text:style-name="T2">۶- </text:span>امکان ویرایش اطلاعات و ارسال سابقه تغییرات رکوردبه وب سرویس لاگ</text:p>
      <text:p text:style-name="P9">۷- داکرایز کردن پروژه</text:p>
      <text:p text:style-name="P11"><text:span text:style-name="T1">۸- پیاده‌سازی راهکار مناسب </text:span><text:bookmark text:name="page3R_mcid37"/>جهت منتطر نماندن کاربر در زمان فراخوانی سرویس های ثبت لاگ</text:p>
      <text:p text:style-name="P9">۹- ارائه مستندات پروژه</text:p>
      <text:p text:style-name="P12"/>
      <text:h text:style-name="P26" text:outline-level="1"><text:bookmark-start text:name="__RefHeading___Toc698_3995707352"/>تحلیل و طراحی دیتابیس<text:bookmark-end text:name="__RefHeading___Toc698_3995707352"/></text:h>
      <text:p text:style-name="P13"/>
      <text:p text:style-name="P13"><text:span text:style-name="T7">فیلدها و </text:span>ساختار داده‌هایی که نیاز به ذخیره آن است به شرح زیر است:</text:p>
      <text:p text:style-name="P13"/>
      <text:p text:style-name="P13">نام - تعداد – حجم – ارزش – دیروز – اولین - آخرین معامله <text:span text:style-name="T3">(</text:span>مقدار<text:span text:style-name="T3">)</text:span> - آخرین معامله<text:span text:style-name="T3">(</text:span>تغییر<text:span text:style-name="T3">) - </text:span>آخرین معامله<text:span text:style-name="T3">(</text:span>درصد<text:span text:style-name="T3">) - </text:span>قیمت پایانی<text:span text:style-name="T3">(</text:span>مقدار<text:span text:style-name="T3">) - </text:span>قیمت پایانی<text:span text:style-name="T3">(</text:span>تغییر<text:span text:style-name="T3">) - </text:span>قیمت پایانی<text:span text:style-name="T3">(</text:span>درصد<text:span text:style-name="T3">) – </text:span>کمترین – بیشترین - تاریخ</text:p>
      <text:p text:style-name="P13"/>
      <text:p text:style-name="P13"/>
      <text:p text:style-name="P13">برای نگهداری داده‌ها از دیتابیس mongodb استفاده گردیده است، بدلیل اینکه از ساختار داده json بهره‌مند، از لحاظ گزارش‌گیری و استفاده برای ذخیره و بازیابی ساختار داده‌ای بزرگ مناسب <text:span text:style-name="T8">و</text:span> است.</text:p>
      <text:p text:style-name="P14"/>
      <text:p text:style-name="P10">{"_id": “” , "name": "", "title": "", "quota": [</text:p>
      <text:p text:style-name="P10">{"count": "", "volume": "", "value": "", "yesterday": "", "first": "", "last_trade_amount": "", "last_trade_change": "", "last_trade_percent": "", "closed_price": "", "closed_change": "", "closed_percent": "", "lowest": "", "highest": "", "trade_date": ""},</text:p>
      <text:p text:style-name="P10">{"count": "", "volume": "", "value": "", "yesterday": "", "first": "", "last_trade_amount": "", "last_trade_change": "", "last_trade_percent": "", "closed_price": "", "closed_change": "", "closed_percent": "", "lowest": "", "highest": "", "trade_date": ""}</text:p>
      <text:p text:style-name="P10">]}</text:p>
      <text:p text:style-name="P9"/>
      <text:p text:style-name="P16">برای دیتابیس هیچ اسکیما یا ولیدیشنی صورت نگرفته است، در هر بار دریافت اطلاعات بصورت فوق در دیتابیس ذخیره می‌شود. بطور کل یک کالکشن با نام trading_stocks در نظر گرفته شده که این داده‌ها بصورت آرایه <text:span text:style-name="T7">ای</text:span> از داکیومنت در آن ذخیره می‌شوند. مزیت این کار این است که نیازی به join بین جداول نیست و همه اطلاعات سهام در یک کالکشن <text:span text:style-name="T8">بصورت یکپارچه</text:span> موجود است تا به راحتی گزارش گیری، مقایسه و اعمال محسابات مانند جمع ارزش کل و … انجام گیرد.</text:p>
      <text:p text:style-name="P15"/>
      <text:h text:style-name="P27" text:outline-level="1"><text:bookmark-start text:name="__RefHeading___Toc700_3995707352"/>پیاده‌سازی <text:span text:style-name="T8">و زیرساخت</text:span><text:bookmark-end text:name="__RefHeading___Toc700_3995707352"/></text:h>
      <text:p text:style-name="P15"/>
      <text:p text:style-name="P16"><text:span text:style-name="T4">در این پروژه برای</text:span> پیاده‌سازی بک‌اند از فریمورک لاراول نسخه ۹<text:span text:style-name="T4">(پکیج مونگو هنوز از نسخه ۱۰ پشتیبانی نمی‌کند)</text:span> و php نسخه ۸.۱ استفاده است. <text:span text:style-name="T4">جهت ارتباط با دیتابیس مونگو از پکیج jenssegers/mongodb ، برای بارگزاری فایل اکسل از پکیج phpoffice/phpspreadsheet و برای برقراری ارتباط با ردیس جهت caching و مدیریت صف از predis/predis و جهت صدا زدن api ثبت لاگ از پکیج guzzlehttp/guzzle استفاده شده است.</text:span></text:p>
      <text:p text:style-name="P18">پیاده‌سازی فرانت بدون استفاده از فریمورک خاصی و تنها با html پیاده‌سازی شده است.</text:p>
      <text:p text:style-name="P30">جهت ران کردن پروژه <text:span text:style-name="T10">فقط </text:span>نیاز به نرم‌افزار داکر می‌باشد و لذا باید دستور docker compose up را در محیط ترمینال مسیر پروژه اعمال نمایید.</text:p>
      <text:p text:style-name="P18"/>
      <text:p text:style-name="P23"/>
      <text:h text:style-name="P28" text:outline-level="1"><text:bookmark-start text:name="__RefHeading___Toc702_3995707352"/>دریافت و ثبت اطلاعات<text:bookmark-end text:name="__RefHeading___Toc702_3995707352"/></text:h>
      <text:p text:style-name="P22"/>
      <text:p text:style-name="P18">جهت دریافت اطلاعات از طریق لینک، ابتدا لینک مورد نظر بررسی می‌شود تا فایل مخرب شل یا هرچیز دیگری غیر از اکسل نباشد، بدلیل وجود تنها لودرهای xml, csv, xls, xlsx در پکیج phpoffice/phpspreadsheet تنها این چنین فایل‌ها قابل بارگزاری است. اگر فایل قابل دسترس باشد برروی سرور بارگیری می‌شود و لودر اقدام به بارگیری آن بر حافظه می‌کند. <text:span text:style-name="T5">در صورت بارگیری موفق در حافظه، وظیفه ذخیره سازی اطلاعات برروی دیتابیس به job ProcessStockData سپرده می‌شود تا از معطلی کاربر جلوگیری شود.</text:span></text:p>
      <text:p text:style-name="P17"/>
      <text:h text:style-name="P27" text:outline-level="1"><text:bookmark-start text:name="__RefHeading___Toc704_3995707352"/>مخزن داده‌ها<text:bookmark-end text:name="__RefHeading___Toc704_3995707352"/></text:h>
      <text:p text:style-name="P17"/>
      <text:p text:style-name="P20">نمایش کلیه اطلاعات همه معاملات سهام بصورت مختصر در دسترس است که بوسیله لینک نمودار و جزئیات معاملات، نمودار و امکانات ویرایش و حذف اطلاعات بصورت کامل به نمایش در می‌آید. لازم به ذکر است که همه این اطلاعات از روی مخزن cache redis خوانده می‌شوند تا سرعت بازیابی اطلاعات بالا باشد و درخواست کمتری به دیتابیس ارسال گردد. پس از بارگزاری فایل و ویرایش یا حذف اطلاعات اکسل، مخزن cache رفرش می‌شود تا اطلاعات <text:span text:style-name="T9">منقضی</text:span> به کاربر نمایش داده نشود.</text:p>
      <text:p text:style-name="P20"/>
      <text:h text:style-name="P27" text:outline-level="1"><text:bookmark-start text:name="__RefHeading___Toc706_3995707352"/>کارگر<text:bookmark-end text:name="__RefHeading___Toc706_3995707352"/></text:h>
      <text:p text:style-name="P19"/>
      <text:p text:style-name="P20">در job ProcessStockData تعداد داکیومنت هایی که ب<text:span text:style-name="T6">ه</text:span> خطا <text:span text:style-name="T6">و موفقیت</text:span> <text:span text:style-name="T6">منجر</text:span> می‌شوند شمرده می‌شود <text:span text:style-name="T6">و پس از اتمام کار به وب سرویس لاگ ارسال می‌شوند.</text:span></text:p>
      <text:p text:style-name="P21">پس از هر بار ویرایش اطلاعات معامله سهم اطلاعات قبل ویرایش و اطلاعات جدید در صف ارسال گزارش قرار می‌گیرند تا کاربر معطل پاسخ سرور نماند.</text:p>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 Yekan" svg:font-family="'B Yekan'" style:font-pitch="variable"/>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Vazir" svg:font-family="Vazir"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3T14:52:08.921616939</meta:creation-date>
    <dc:date>2023-05-14T02:57:34.713035962</dc:date>
    <meta:editing-duration>PT9M59S</meta:editing-duration>
    <meta:editing-cycles>5</meta:editing-cycles>
    <meta:generator>LibreOffice/7.3.7.2$Linux_X86_64 LibreOffice_project/30$Build-2</meta:generator>
    <meta:document-statistic meta:table-count="0" meta:image-count="0" meta:object-count="0" meta:page-count="5" meta:paragraph-count="35" meta:word-count="721" meta:character-count="4095" meta:non-whitespace-character-count="3403"/>
  </office:meta>
</office:document-meta>
</file>